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on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Iterato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ngleton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Iterator.SingletonIterator( Object object , boolean removeAllow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Iterator.SingletonIterato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